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000000100044B25004.png" manifest:media-type="image/png"/>
  <manifest:file-entry manifest:full-path="Pictures/100002010000016000000160DD5F8BCB.png" manifest:media-type="image/png"/>
  <manifest:file-entry manifest:full-path="Pictures/1000020100000052000000524C31B7F1.png" manifest:media-type="image/png"/>
  <manifest:file-entry manifest:full-path="Pictures/1000040A0000087D0000087D89A157CF.svg" manifest:media-type="image/svg+xml"/>
  <manifest:file-entry manifest:full-path="Pictures/1000020100000223000002230459DAE9.png" manifest:media-type="image/png"/>
  <manifest:file-entry manifest:full-path="Pictures/1000034D0000388E0000388E24E2E1BB.svg" manifest:media-type="image/svg+xml"/>
  <manifest:file-entry manifest:full-path="Pictures/10000201000000C8000000328FBC9B80.png" manifest:media-type="image/png"/>
  <manifest:file-entry manifest:full-path="Pictures/1000058900000A19000008E7C5BA8D7D.svg" manifest:media-type="image/svg+xml"/>
  <manifest:file-entry manifest:full-path="Pictures/1000020100000191000000DE3A63CB14.png" manifest:media-type="image/png"/>
  <manifest:file-entry manifest:full-path="Pictures/1000020100000062000000566682FDA1.png" manifest:media-type="image/png"/>
  <manifest:file-entry manifest:full-path="Pictures/100004400000388E0000388EA0B4148B.svg" manifest:media-type="image/svg+xml"/>
  <manifest:file-entry manifest:full-path="Pictures/10000201000002230000022332281B11.png" manifest:media-type="image/png"/>
  <manifest:file-entry manifest:full-path="Pictures/100006DA0000373B0000373BB3B12237.svg" manifest:media-type="image/svg+xml"/>
  <manifest:file-entry manifest:full-path="Pictures/1000020100000243000000C8DEC73D17.png" manifest:media-type="image/png"/>
  <manifest:file-entry manifest:full-path="Pictures/10000B3200002974000016FCC36A1624.svg" manifest:media-type="image/svg+xml"/>
  <manifest:file-entry manifest:full-path="Pictures/1000020100000295000002F4861A460A.png" manifest:media-type="image/png"/>
  <manifest:file-entry manifest:full-path="Pictures/100002010000020000000200FBA5ECD8.png" manifest:media-type="image/png"/>
  <manifest:file-entry manifest:full-path="Pictures/1000020100000216000002161BB9EEA7.png" manifest:media-type="image/png"/>
  <manifest:file-entry manifest:full-path="Pictures/100000000000000800000008DD0ADA29.png" manifest:media-type="image/png"/>
  <manifest:file-entry manifest:full-path="Pictures/10000FBD00003BD8000014A9D4043481.svg" manifest:media-type="image/svg+xml"/>
  <manifest:file-entry manifest:full-path="Pictures/1000053A0000609300006E5A1F1FB78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73cm" fo:min-width="1.449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47cm" fo:min-width="1.395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4.07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05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6.72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529cm" fo:min-width="1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0" style:family="graphic" style:parent-style-name="objectwithoutfill">
      <style:graphic-properties svg:stroke-width="0.053cm" draw:marker-start="Line_20_Arrow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625cm"/>
    </style:style>
    <style:style style:name="gr24" style:family="graphic" style:parent-style-name="Object_20_with_20_no_20_fill_20_and_20_no_20_line">
      <style:graphic-properties draw:stroke="none" svg:stroke-color="#ffffff" svg:stroke-opacity="95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35cm" svg:stroke-color="#000000" draw:marker-start="Line_20_Arrow" draw:marker-start-width="0.252cm" draw:marker-end="Line_20_Arrow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4.384cm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7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text-properties style:font-name="URW Gothic"/>
    </style:style>
    <style:style style:name="P6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>
      <style:text-properties fo:font-size="13pt" fo:font-weight="normal" style:font-size-asian="13pt" style:font-weight-asian="bold" style:font-size-complex="13pt" style:font-weight-complex="bold"/>
    </style:style>
    <style:style style:name="P8" style:family="paragraph">
      <style:text-properties style:font-name="URW Gothic" fo:font-size="10pt" style:font-size-asian="10pt" style:font-size-complex="10pt"/>
    </style:style>
    <style:style style:name="P9" style:family="paragraph">
      <style:text-properties style:font-name="URW Gothic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URW Gothic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37cm" svg:height="3.049cm" svg:x="12.126cm" svg:y="7.222cm">
          <draw:image xlink:href="Pictures/100002010000020000000200FBA5ECD8.png" xlink:type="simple" xlink:show="embed" xlink:actuate="onLoad">
            <text:p/>
          </draw:image>
        </draw:frame>
        <draw:frame draw:style-name="gr1" draw:text-style-name="P1" draw:layer="layout" svg:width="5.086cm" svg:height="1.608cm" svg:x="11.348cm" svg:y="12.165cm">
          <draw:image xlink:href="Pictures/10000FBD00003BD8000014A9D4043481.svg" xlink:type="simple" xlink:show="embed" xlink:actuate="onLoad">
            <text:p/>
          </draw:image>
          <draw:image xlink:href="Pictures/1000020100000243000000C8DEC73D17.png" xlink:type="simple" xlink:show="embed" xlink:actuate="onLoad"/>
        </draw:frame>
        <draw:custom-shape draw:style-name="gr2" draw:text-style-name="P1" draw:layer="layout" svg:width="2.867cm" svg:height="2.549cm" svg:x="1.133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63cm" svg:height="2.795cm" svg:x="1.099cm" svg:y="7.876cm">
          <draw:image xlink:href="Pictures/100006DA0000373B0000373BB3B12237.svg" xlink:type="simple" xlink:show="embed" xlink:actuate="onLoad">
            <text:p/>
          </draw:image>
          <draw:image xlink:href="Pictures/1000020100000216000002161BB9EEA7.png" xlink:type="simple" xlink:show="embed" xlink:actuate="onLoad"/>
        </draw:frame>
        <draw:custom-shape draw:style-name="gr3" draw:text-style-name="P1" draw:layer="layout" svg:width="2.793cm" svg:height="2.795cm" svg:x="23.098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17cm" svg:height="1.736cm" svg:x="23.506cm" svg:y="8.338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3" draw:text-style-name="P1" draw:layer="layout" svg:width="2.793cm" svg:height="2.795cm" svg:x="12.667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31cm" svg:height="1.27cm" svg:x="13.075cm" svg:y="1.286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line draw:style-name="gr4" draw:text-style-name="P1" draw:layer="layout" svg:x1="4.816cm" svg:y1="9.254cm" svg:x2="10.29cm" svg:y2="9.309cm">
          <text:p/>
        </draw:line>
        <draw:line draw:style-name="gr4" draw:text-style-name="P1" draw:layer="layout" svg:x1="17.004cm" svg:y1="8.792cm" svg:x2="22.082cm" svg:y2="8.792cm">
          <text:p/>
        </draw:line>
        <draw:line draw:style-name="gr4" draw:text-style-name="P1" draw:layer="layout" svg:x1="22.082cm" svg:y1="9.254cm" svg:x2="17.004cm" svg:y2="9.254cm">
          <text:p/>
        </draw:line>
        <draw:line draw:style-name="gr4" draw:text-style-name="P1" draw:layer="layout" svg:x1="14.618cm" svg:y1="3.735cm" svg:x2="14.618cm" svg:y2="7.085cm">
          <text:p/>
        </draw:line>
        <draw:frame draw:style-name="gr5" draw:text-style-name="P2" draw:layer="layout" svg:width="3.482cm" svg:height="0.685cm" draw:transform="rotate (-1.58091923645646) translate (15.358cm 3.544cm)">
          <draw:text-box draw:corner-radius="0.55cm">
            <text:p><text:span text:style-name="T1">Barcode scannen</text:span></text:p>
          </draw:text-box>
        </draw:frame>
        <draw:line draw:style-name="gr4" draw:text-style-name="P1" draw:layer="layout" svg:x1="13.895cm" svg:y1="10.27cm" svg:x2="13.895cm" svg:y2="11.54cm">
          <text:p/>
        </draw:line>
        <draw:line draw:style-name="gr4" draw:text-style-name="P1" draw:layer="layout" svg:x1="14.473cm" svg:y1="11.54cm" svg:x2="14.473cm" svg:y2="10.27cm">
          <text:p/>
        </draw:line>
        <draw:frame draw:style-name="gr6" draw:text-style-name="P2" draw:layer="layout" svg:width="5.288cm" svg:height="1.433cm" draw:transform="rotate (-1.5707963267949) translate (13.698cm 3.431cm)">
          <draw:text-box>
            <text:p><text:span text:style-name="T1">Produktinfo empfangen</text:span></text:p>
            <text:p><text:span text:style-name="T1">Ergebnis/Verträglichkeit anzeigen</text:span></text:p>
          </draw:text-box>
        </draw:frame>
        <draw:line draw:style-name="gr4" draw:text-style-name="P1" draw:layer="layout" svg:x1="13.957cm" svg:y1="6.968cm" svg:x2="14.001cm" svg:y2="3.697cm">
          <text:p/>
        </draw:line>
        <draw:frame draw:style-name="gr7" draw:text-style-name="P2" draw:layer="layout" svg:width="4.824cm" svg:height="0.785cm" svg:x="17.512cm" svg:y="9.231cm">
          <draw:text-box>
            <text:p><text:span text:style-name="T1">Profildaten bearbeiten</text:span></text:p>
          </draw:text-box>
        </draw:frame>
        <draw:frame draw:style-name="gr8" draw:text-style-name="P2" draw:layer="layout" svg:width="4.317cm" svg:height="0.645cm" svg:x="17.258cm" svg:y="7.947cm">
          <draw:text-box>
            <text:p><text:span text:style-name="T1">Profildaten empfangen</text:span></text:p>
          </draw:text-box>
        </draw:frame>
        <draw:line draw:style-name="gr4" draw:text-style-name="P1" draw:layer="layout" svg:x1="10.148cm" svg:y1="8.746cm" svg:x2="4.776cm" svg:y2="8.753cm">
          <text:p/>
        </draw:line>
        <draw:frame draw:style-name="gr8" draw:text-style-name="P2" draw:layer="layout" svg:width="4.571cm" svg:height="0.645cm" draw:transform="rotate (0.0010471975511966) translate (5.324cm 7.989cm)">
          <draw:text-box>
            <text:p><text:span text:style-name="T1">Profildaten empfangen</text:span></text:p>
          </draw:text-box>
        </draw:frame>
        <draw:frame draw:style-name="gr9" draw:text-style-name="P2" draw:layer="layout" svg:width="4.824cm" svg:height="0.658cm" draw:transform="rotate (0.00558505360638185) translate (5.54cm 9.339cm)">
          <draw:text-box>
            <text:p><text:span text:style-name="T1">Profildaten bearbeiten</text:span></text:p>
          </draw:text-box>
        </draw:frame>
        <draw:line draw:style-name="gr4" draw:text-style-name="P1" draw:layer="layout" svg:x1="16.928cm" svg:y1="12.727cm" svg:x2="22.336cm" svg:y2="12.727cm">
          <text:p/>
        </draw:line>
        <draw:line draw:style-name="gr4" draw:text-style-name="P1" draw:layer="layout" svg:x1="22.082cm" svg:y1="13.235cm" svg:x2="16.828cm" svg:y2="13.235cm">
          <text:p/>
        </draw:line>
        <draw:custom-shape draw:style-name="gr3" draw:text-style-name="P1" draw:layer="layout" svg:width="2.793cm" svg:height="2.795cm" svg:x="23.106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23.868cm" svg:y="12.319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draw:style-name="gr10" draw:text-style-name="P2" draw:layer="layout" svg:width="5.586cm" svg:height="1.039cm" svg:x="17.62cm" svg:y="13.452cm">
          <draw:text-box>
            <text:p><text:span text:style-name="T1">Userspezifische Blacklist </text:span></text:p>
            <text:p><text:span text:style-name="T1">liefern</text:span></text:p>
          </draw:text-box>
        </draw:frame>
        <draw:frame draw:style-name="gr10" draw:text-style-name="P2" draw:layer="layout" svg:width="4.633cm" svg:height="1.039cm" svg:x="18.15cm" svg:y="11.465cm">
          <draw:text-box>
            <text:p><text:span text:style-name="T1">Userspezifische Blacklist </text:span></text:p>
            <text:p><text:span text:style-name="T1">ablegen / ändern</text:span></text:p>
          </draw:text-box>
        </draw:frame>
        <draw:custom-shape draw:style-name="gr3" draw:text-style-name="P1" draw:layer="layout" svg:width="2.793cm" svg:height="2.795cm" svg:x="1.207cm" svg:y="1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1.869cm" svg:y="12.081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line draw:style-name="gr4" draw:text-style-name="P1" draw:layer="layout" svg:x1="4.762cm" svg:y1="12.727cm" svg:x2="10.348cm" svg:y2="12.727cm">
          <text:p/>
        </draw:line>
        <draw:line draw:style-name="gr4" draw:text-style-name="P1" draw:layer="layout" svg:x1="10.294cm" svg:y1="13.289cm" svg:x2="4.708cm" svg:y2="13.289cm">
          <text:p/>
        </draw:line>
        <draw:frame draw:style-name="gr10" draw:text-style-name="P2" draw:layer="layout" svg:width="5.84cm" svg:height="1.039cm" svg:x="4.808cm" svg:y="11.648cm">
          <draw:text-box>
            <text:p><text:span text:style-name="T1">Ergebnis des Scans ausliefern,</text:span></text:p>
            <text:p><text:span text:style-name="T1">DB nach Blacklist anfragen</text:span></text:p>
          </draw:text-box>
        </draw:frame>
        <draw:frame draw:style-name="gr10" draw:text-style-name="P2" draw:layer="layout" svg:width="4.571cm" svg:height="1.039cm" svg:x="5.216cm" svg:y="13.52cm">
          <draw:text-box>
            <text:p><text:span text:style-name="T1">Scan entgegennehmen,</text:span></text:p>
            <text:p><text:span text:style-name="T1"><text:s/></text:span><text:span text:style-name="T1">DB-Antwort bearbeiten</text:span></text:p>
          </draw:text-box>
        </draw:frame>
        <draw:custom-shape draw:style-name="gr3" draw:text-style-name="P1" draw:layer="layout" svg:width="2.793cm" svg:height="2.795cm" svg:x="12.625cm" svg:y="17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285cm" svg:height="1.016cm" svg:x="12.933cm" svg:y="17.631cm">
          <draw:text-box>
            <text:p><text:span text:style-name="T2">FDDB</text:span></text:p>
          </draw:text-box>
        </draw:frame>
        <draw:frame draw:style-name="gr1" draw:text-style-name="P1" draw:layer="layout" svg:width="1.27cm" svg:height="1.27cm" svg:x="13.387cm" svg:y="18.39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line draw:style-name="gr4" draw:text-style-name="P1" draw:layer="layout" svg:x1="13.903cm" svg:y1="16.931cm" svg:x2="13.903cm" svg:y2="14.136cm">
          <text:p/>
        </draw:line>
        <draw:line draw:style-name="gr4" draw:text-style-name="P1" draw:layer="layout" svg:x1="14.419cm" svg:y1="14.136cm" svg:x2="14.419cm" svg:y2="16.977cm">
          <text:p/>
        </draw:line>
        <draw:frame draw:style-name="gr10" draw:text-style-name="P2" draw:layer="layout" svg:width="4.05cm" svg:height="1.039cm" draw:transform="rotate (-1.55055050747176) translate (13.715cm 13.973cm)">
          <draw:text-box>
            <text:p><text:span text:style-name="T1">Inhaltsstoffe zu</text:span></text:p>
            <text:p><text:span text:style-name="T1">Barcode ausliefern</text:span></text:p>
          </draw:text-box>
        </draw:frame>
        <draw:frame draw:style-name="gr10" draw:text-style-name="P2" draw:layer="layout" svg:width="3.619cm" svg:height="1.039cm" draw:transform="rotate (-1.54234745998739) translate (15.129cm 13.998cm)">
          <draw:text-box draw:corner-radius="0.367cm">
            <text:p><text:span text:style-name="T1">Barcode auflösen</text:span></text:p>
          </draw:text-box>
        </draw:frame>
        <draw:frame draw:style-name="gr1" draw:text-style-name="P1" draw:layer="layout" svg:width="5.289cm" svg:height="1.322cm" svg:x="22.698cm" svg:y="19.557cm">
          <draw:image xlink:href="Pictures/10000201000000C8000000328FBC9B80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4" draw:text-style-name="P1" draw:layer="layout" svg:width="4.571cm" svg:height="12.958cm" svg:x="12.134cm" svg:y="5.5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.556cm" svg:height="12.958cm" svg:x="1.077cm" svg:y="5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3cm" svg:height="2.795cm" svg:x="3.616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31cm" svg:height="1.27cm" svg:x="4.124cm" svg:y="7.53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3" draw:text-style-name="P1" draw:layer="layout" svg:width="2.793cm" svg:height="2.795cm" svg:x="3.616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17cm" svg:height="1.736cm" svg:x="4.024cm" svg:y="15.09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3" draw:text-style-name="P1" draw:layer="layout" svg:width="2.793cm" svg:height="2.795cm" svg:x="3.616cm" svg:y="1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78cm" svg:height="1.724cm" svg:x="4.324cm" svg:y="11.533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custom-shape draw:style-name="gr16" draw:text-style-name="P1" draw:layer="layout" svg:width="7.228cm" svg:height="12.958cm" svg:x="19.725cm" svg:y="5.5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7cm" svg:height="1.779cm" svg:x="19.311cm" svg:y="7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777cm" svg:height="1.779cm" svg:x="19.381cm" svg:y="14.93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.285cm" svg:height="0.763cm" svg:x="19.625cm" svg:y="7.73cm">
          <draw:text-box>
            <text:p><text:span text:style-name="T3">API</text:span></text:p>
          </draw:text-box>
        </draw:frame>
        <draw:frame draw:style-name="gr19" draw:text-style-name="P4" draw:layer="layout" svg:width="2.031cm" svg:height="1.275cm" svg:x="19.435cm" svg:y="15.243cm">
          <draw:text-box>
            <text:p><text:span text:style-name="T3">HTTP/</text:span></text:p>
            <text:p><text:span text:style-name="T3">API</text:span></text:p>
          </draw:text-box>
        </draw:frame>
        <draw:custom-shape draw:style-name="gr17" draw:text-style-name="P1" draw:layer="layout" svg:width="1.777cm" svg:height="1.779cm" svg:x="19.435cm" svg:y="11.379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031cm" svg:height="1.275cm" svg:x="19.489cm" svg:y="11.686cm">
          <draw:text-box>
            <text:p><text:span text:style-name="T3">HTTP/</text:span></text:p>
            <text:p><text:span text:style-name="T3">API</text:span></text:p>
          </draw:text-box>
        </draw:frame>
        <draw:custom-shape draw:style-name="gr3" draw:text-style-name="P1" draw:layer="layout" svg:width="2.793cm" svg:height="2.795cm" svg:x="12.949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55cm" svg:height="1.702cm" svg:x="13.357cm" svg:y="9.354cm">
          <draw:image xlink:href="Pictures/100002010000020000000200FBA5ECD8.png" xlink:type="simple" xlink:show="embed" xlink:actuate="onLoad">
            <text:p/>
          </draw:image>
        </draw:frame>
        <draw:frame presentation:style-name="pr2" draw:text-style-name="P5" draw:layer="layout" svg:width="25.191cm" svg:height="3.507cm" svg:x="1.4cm" svg:y="0.837cm" presentation:class="title" presentation:user-transformed="true">
          <draw:text-box>
            <text:p><text:span text:style-name="T4">Client-Server-Kommunikation</text:span></text:p>
          </draw:text-box>
        </draw:frame>
        <draw:line draw:style-name="gr20" draw:text-style-name="P1" draw:layer="layout" svg:x1="6.601cm" svg:y1="8.13cm" svg:x2="19.043cm" svg:y2="8.13cm">
          <text:p/>
        </draw:line>
        <draw:line draw:style-name="gr20" draw:text-style-name="P1" draw:layer="layout" svg:x1="6.855cm" svg:y1="12.449cm" svg:x2="19.043cm" svg:y2="12.449cm">
          <text:p/>
        </draw:line>
        <draw:line draw:style-name="gr20" draw:text-style-name="P1" draw:layer="layout" svg:x1="6.881cm" svg:y1="15.876cm" svg:x2="19.043cm" svg:y2="16.006cm">
          <text:p/>
        </draw:line>
        <draw:custom-shape draw:style-name="gr3" draw:text-style-name="P1" draw:layer="layout" svg:width="2.793cm" svg:height="2.795cm" svg:x="22.652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71cm" svg:height="2.173cm" svg:x="23.02cm" svg:y="9.26cm">
          <draw:image xlink:href="Pictures/1000040A0000087D0000087D89A157CF.svg" xlink:type="simple" xlink:show="embed" xlink:actuate="onLoad">
            <text:p/>
          </draw:image>
          <draw:image xlink:href="Pictures/1000020100000052000000524C31B7F1.png" xlink:type="simple" xlink:show="embed" xlink:actuate="onLoad"/>
        </draw:frame>
        <draw:frame draw:style-name="gr21" draw:text-style-name="P2" draw:layer="layout" svg:width="3.236cm" svg:height="0.645cm" svg:x="8.861cm" svg:y="7.514cm">
          <draw:text-box>
            <text:p><text:span text:style-name="T1">Barcode scannen</text:span></text:p>
          </draw:text-box>
        </draw:frame>
        <draw:frame draw:style-name="gr22" draw:text-style-name="P2" draw:layer="layout" svg:width="3.055cm" svg:height="0.645cm" svg:x="8.983cm" svg:y="11.807cm">
          <draw:text-box>
            <text:p><text:span text:style-name="T1">Profil bearbeiten</text:span></text:p>
          </draw:text-box>
        </draw:frame>
        <draw:frame draw:style-name="gr22" draw:text-style-name="P2" draw:layer="layout" svg:width="3.055cm" svg:height="0.645cm" svg:x="9.009cm" svg:y="15.234cm">
          <draw:text-box>
            <text:p><text:span text:style-name="T1">Profil bearbeiten</text:span></text:p>
          </draw:text-box>
        </draw:frame>
        <draw:frame draw:style-name="gr1" draw:text-style-name="P1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3" draw:text-style-name="P1" draw:layer="layout" svg:width="8.125cm" svg:height="12.958cm" svg:x="3.047cm" svg:y="4.573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4.928cm" svg:height="4.161cm" svg:x="13.965cm" svg:y="11.343cm">
          <draw:image xlink:href="Pictures/100002010000020000000200FBA5ECD8.png" xlink:type="simple" xlink:show="embed" xlink:actuate="onLoad">
            <text:p/>
          </draw:image>
        </draw:frame>
        <draw:custom-shape draw:style-name="gr3" draw:text-style-name="P1" draw:layer="layout" svg:width="2.793cm" svg:height="2.795cm" svg:x="23.248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285cm" svg:height="1.016cm" svg:x="23.556cm" svg:y="13.055cm">
          <draw:text-box>
            <text:p><text:span text:style-name="T2">FDDB</text:span></text:p>
          </draw:text-box>
        </draw:frame>
        <draw:frame draw:style-name="gr1" draw:text-style-name="P1" draw:layer="layout" svg:width="1.27cm" svg:height="1.27cm" svg:x="24.01cm" svg:y="13.817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3" draw:text-style-name="P1" xml:id="id2" draw:id="id2" draw:layer="layout" svg:width="2.793cm" svg:height="2.795cm" svg:x="5.732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6.393cm" svg:y="13.107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3" draw:text-style-name="P1" xml:id="id1" draw:id="id1" draw:layer="layout" svg:width="2.793cm" svg:height="2.795cm" svg:x="5.74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6.601cm" svg:y="8.1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17" draw:text-style-name="P1" draw:layer="layout" svg:width="1.777cm" svg:height="1.779cm" svg:x="2.031cm" svg:y="12.957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031cm" svg:height="1.275cm" svg:x="2.085cm" svg:y="13.264cm">
          <draw:text-box>
            <text:p><text:span text:style-name="T5">HTTP/</text:span></text:p>
            <text:p><text:span text:style-name="T5">API</text:span></text:p>
          </draw:text-box>
        </draw:frame>
        <draw:custom-shape draw:style-name="gr17" draw:text-style-name="P1" draw:layer="layout" svg:width="1.777cm" svg:height="1.779cm" svg:x="2.031cm" svg:y="7.368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285cm" svg:height="0.763cm" svg:x="2.345cm" svg:y="7.876cm">
          <draw:text-box>
            <text:p><text:span text:style-name="T6">API</text:span></text:p>
          </draw:text-box>
        </draw:frame>
        <draw:connector draw:style-name="gr25" draw:text-style-name="P1" draw:layer="layout" svg:x1="7.137cm" svg:y1="10.163cm" svg:x2="7.129cm" svg:y2="12.445cm" draw:start-shape="id1" draw:start-glue-point="8" draw:end-shape="id2" draw:end-glue-point="4" svg:d="M7137 10163v1141h-8v1141" svg:viewBox="0 0 9 2283">
          <text:p/>
        </draw:connector>
        <draw:frame presentation:style-name="pr2" draw:text-style-name="P5" draw:layer="layout" svg:width="25.191cm" svg:height="3.507cm" svg:x="1.4cm" svg:y="0.837cm" presentation:class="title" presentation:user-transformed="true">
          <draw:text-box>
            <text:p><text:span text:style-name="T4">Backend-Kommunikation</text:span></text:p>
          </draw:text-box>
        </draw:frame>
        <draw:frame draw:style-name="gr26" draw:text-style-name="P8" draw:layer="layout" svg:width="3.35cm" svg:height="1.547cm" draw:transform="rotate (0.00959931088596882) translate (3.637cm 10.62cm)">
          <draw:text-box>
            <text:p><text:span text:style-name="T1">Userspezifische </text:span></text:p>
            <text:p><text:span text:style-name="T1">Blacklist </text:span></text:p>
            <text:p><text:span text:style-name="T1">ablegen / ändern</text:span></text:p>
          </draw:text-box>
        </draw:frame>
        <draw:frame draw:style-name="gr27" draw:text-style-name="P2" draw:layer="layout" svg:width="3.617cm" svg:height="0.741cm" draw:transform="rotate (0.0118682389135614) translate (19.08cm 13.26cm)">
          <draw:text-box draw:corner-radius="0.367cm">
            <text:p><text:span text:style-name="T1">Barcode auflösen</text:span></text:p>
          </draw:text-box>
        </draw:frame>
        <draw:frame draw:style-name="gr10" draw:text-style-name="P2" draw:layer="layout" svg:width="5.84cm" svg:height="1.039cm" svg:x="4.57cm" svg:y="15.475cm">
          <draw:text-box>
            <text:p><text:span text:style-name="T1">Ergebnis des Scans ausliefern,</text:span></text:p>
            <text:p><text:span text:style-name="T1">DB nach Blacklist anfragen</text:span></text:p>
          </draw:text-box>
        </draw:frame>
        <draw:frame draw:style-name="gr1" draw:text-style-name="P1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line draw:style-name="gr20" draw:text-style-name="P1" draw:layer="layout" svg:x1="9.087cm" svg:y1="14.125cm" svg:x2="13.45cm" svg:y2="14.125cm">
          <text:p/>
        </draw:line>
        <draw:line draw:style-name="gr20" draw:text-style-name="P1" draw:layer="layout" svg:x1="19.085cm" svg:y1="14.127cm" svg:x2="22.844cm" svg:y2="14.127cm">
          <text:p/>
        </draw:lin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9" draw:layer="layout" svg:width="25.191cm" svg:height="3.507cm" svg:x="1.399cm" svg:y="0.837cm" presentation:class="title">
          <draw:text-box>
            <text:p><text:span text:style-name="T4">vServer-Layout</text:span></text:p>
          </draw:text-box>
        </draw:frame>
        <draw:custom-shape draw:style-name="gr28" draw:text-style-name="P1" xml:id="id3" draw:id="id3" draw:layer="layout" svg:width="24.884cm" svg:height="12.958cm" svg:x="1.523cm" svg:y="6.6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3cm" svg:height="2.795cm" svg:x="18.8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93cm" svg:height="2.795cm" svg:x="5.48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6.146cm" svg:y="9.046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onnector draw:style-name="gr29" draw:text-style-name="P1" draw:layer="layout" svg:x1="26.407cm" svg:y1="13.084cm" svg:x2="26.407cm" svg:y2="13.084cm" draw:start-shape="id3" draw:end-shape="id3" svg:d="M26407 13084z" svg:viewBox="0 0 1 1">
          <text:p/>
        </draw:connector>
        <draw:line draw:style-name="gr30" draw:text-style-name="P1" draw:layer="layout" svg:x1="1.523cm" svg:y1="13.373cm" svg:x2="26.407cm" svg:y2="13.373cm">
          <text:p/>
        </draw:line>
        <draw:line draw:style-name="gr30" draw:text-style-name="P1" draw:layer="layout" svg:x1="14.211cm" svg:y1="6.605cm" svg:x2="14.211cm" svg:y2="13.373cm">
          <text:p/>
        </draw:line>
        <draw:custom-shape draw:style-name="gr3" draw:text-style-name="P1" draw:layer="layout" svg:width="2.793cm" svg:height="2.795cm" svg:x="12.695cm" svg:y="15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10" draw:text-style-name="P2" draw:layer="layout" svg:width="3.202cm" svg:height="1.039cm" draw:transform="rotate (0.0118682389135614) translate (5.438cm 11.347cm)">
          <draw:text-box draw:corner-radius="0.367cm">
            <text:p><text:span text:style-name="T1">Apache 2.4.10</text:span></text:p>
          </draw:text-box>
        </draw:frame>
        <draw:frame draw:style-name="gr6" draw:text-style-name="P2" draw:layer="layout" svg:width="3.06cm" svg:height="1.433cm" draw:transform="rotate (0.0118682389135614) translate (18.939cm 11.347cm)">
          <draw:text-box draw:corner-radius="0.527cm">
            <text:p><text:span text:style-name="T1">MySQL-Server 5.5.42</text:span></text:p>
          </draw:text-box>
        </draw:frame>
        <draw:frame draw:style-name="gr31" draw:text-style-name="P2" draw:layer="layout" svg:width="3.059cm" svg:height="0.667cm" draw:transform="rotate (0.0118682389135614) translate (12.739cm 18.147cm)">
          <draw:text-box draw:corner-radius="0.367cm">
            <text:p><text:span text:style-name="T1">Debian “Jessie”</text:span></text:p>
          </draw:text-box>
        </draw:frame>
        <draw:frame draw:style-name="gr32" draw:text-style-name="P1" draw:layer="layout" svg:width="2.702cm" svg:height="2.599cm" svg:x="12.795cm" svg:y="15.34cm">
          <draw:image xlink:href="Pictures/100002010000016000000160DD5F8BCB.png" xlink:type="simple" xlink:show="embed" xlink:actuate="onLoad">
            <text:p/>
          </draw:image>
        </draw:frame>
        <draw:frame draw:style-name="gr32" draw:text-style-name="P1" draw:layer="layout" svg:width="2.247cm" svg:height="2.502cm" svg:x="19.289cm" svg:y="8.636cm">
          <draw:image xlink:href="Pictures/10000201000010000000100044B25004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cm" draw:shadow-color="#c0c0c0" draw:lin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54:28.424516240</meta:creation-date>
    <dc:date>2015-03-20T21:47:28.702678600</dc:date>
    <meta:editing-duration>PT5H40M13S</meta:editing-duration>
    <meta:editing-cycles>32</meta:editing-cycles>
    <meta:generator>LibreOffice/4.3.6.2$Linux_X86_64 LibreOffice_project/430m0$Build-2</meta:generator>
    <meta:document-statistic meta:object-count="134"/>
  </office:meta>
</office:document-meta>
</file>